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>
      <style:text-properties style:font-name="Courier New"/>
    </style:style>
    <style:style style:name="P7" style:parent-style-name="Standard" style:family="paragraph">
      <style:text-properties style:font-name="Courier New"/>
    </style:style>
    <style:style style:name="P8" style:parent-style-name="Standard" style:family="paragraph">
      <style:text-properties style:font-name="Courier New"/>
    </style:style>
    <style:style style:name="P9" style:parent-style-name="Standard" style:family="paragraph">
      <style:text-properties style:font-name="Courier New"/>
    </style:style>
    <style:style style:name="P10" style:parent-style-name="Standard" style:family="paragraph">
      <style:text-properties style:font-name="Courier New"/>
    </style:style>
    <style:style style:name="P11" style:parent-style-name="Standard" style:family="paragraph">
      <style:text-properties style:font-name="Courier New"/>
    </style:style>
    <style:style style:name="P12" style:parent-style-name="Standard" style:family="paragraph">
      <style:text-properties style:font-name="Courier New"/>
    </style:style>
    <style:style style:name="P13" style:parent-style-name="Standard" style:family="paragraph">
      <style:text-properties style:font-name="Courier New"/>
    </style:style>
    <style:style style:name="P14" style:parent-style-name="Standard" style:family="paragraph">
      <style:text-properties style:font-name="Courier New"/>
    </style:style>
    <style:style style:name="P15" style:parent-style-name="Standard" style:family="paragraph">
      <style:text-properties style:font-name="Courier New"/>
    </style:style>
    <style:style style:name="P16" style:parent-style-name="Standard" style:family="paragraph">
      <style:text-properties style:font-name="Courier New"/>
    </style:style>
    <style:style style:name="P17" style:parent-style-name="Standard" style:family="paragraph">
      <style:text-properties style:font-name="Courier New"/>
    </style:style>
    <style:style style:name="P18" style:parent-style-name="Standard" style:family="paragraph">
      <style:text-properties style:font-name="Courier New"/>
    </style:style>
    <style:style style:name="TableColumn20" style:family="table-column">
      <style:table-column-properties style:column-width="0.9062in" style:use-optimal-column-width="false"/>
    </style:style>
    <style:style style:name="TableColumn21" style:family="table-column">
      <style:table-column-properties style:column-width="1.0625in" style:use-optimal-column-width="false"/>
    </style:style>
    <style:style style:name="Table19" style:family="table">
      <style:table-properties style:width="1.9687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" style:family="table-column">
      <style:table-column-properties style:column-width="1.375in"/>
    </style:style>
    <style:style style:name="TableColumn57" style:family="table-column">
      <style:table-column-properties style:column-width="0.984in"/>
    </style:style>
    <style:style style:name="Table55" style:family="table">
      <style:table-properties style:width="2.359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COMP307</text:p>
      <text:h text:style-name="Heading1" text:outline-level="1">Part1</text:h>
      <text:p text:style-name="Standard"/>
      <text:p text:style-name="Standard">1.<text:s/></text:p>
      <text:p text:style-name="Standard">| Actual : Prediction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setosa : Iris-setosa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irginica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soft-page-break/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ersicolor : Iris-versicolor |</text:p>
      <text:p text:style-name="Standard">| Iris-virginica : Iris-virginica |</text:p>
      <text:p text:style-name="Standard">| Iris-virginica : Iris-virginica |</text:p>
      <text:p text:style-name="Standard">| Iris-virginica : Iris-versicolor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ersicolor |</text:p>
      <text:p text:style-name="Standard">| Iris-virginica : Iris-versicolor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ersicolor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irginica |</text:p>
      <text:p text:style-name="Standard">| Iris-virginica : Iris-versicolor |</text:p>
      <text:p text:style-name="Standard">Correct: 69/75</text:p>
      <text:p text:style-name="Standard"/>
      <text:p text:style-name="Standard">2.<text:s/></text:p>
      <text:p text:style-name="Standard">When k = 3 this was the result:</text:p>
      <text:p text:style-name="Standard">Correct: 71/75</text:p>
      <text:p text:style-name="Standard">K=3 was marginally more accurate.</text:p>
      <text:p text:style-name="Standard">A small k value means that noise and outliers have a larger influence on the result of the classifier. A large k makes the program more expensive to run but reduces the noise. K=3 was more accurate because where k=1 classed it as a nearby outlier k=3 did not.</text:p>
      <text:p text:style-name="Standard"/>
      <text:p text:style-name="Standard">3.</text:p>
      <text:p text:style-name="Standard">The main advantages of K-NN:</text:p>
      <text:list text:style-name="LFO1" text:continue-numbering="true">
        <text:list-item>
          <text:p text:style-name="P2">It is very simple to understand and implement when compared to other classifiers</text:p>
        </text:list-item>
        <text:list-item>
          <text:p text:style-name="P3">K-NN requires no training step. It simply uses the training data to classify.</text:p>
        </text:list-item>
      </text:list>
      <text:p text:style-name="Standard">The main disadvantages of K-NN:</text:p>
      <text:list text:style-name="LFO1" text:continue-numbering="true">
        <text:list-item>
          <text:p text:style-name="P4">K-NN efficiency decreases very quickly as the training data increases. O(n^2) efficiency</text:p>
        </text:list-item>
        <text:list-item>
          <text:p text:style-name="P5">Optimised by selecting a good<text:s/>k value which can be difficult when dealing with new data</text:p>
        </text:list-item>
      </text:list>
      <text:p text:style-name="Standard">4.</text:p>
      <text:p text:style-name="Standard">To do k-fold cross validation when k=5 this is what I would do:</text:p>
      <text:p text:style-name="Standard"/>
      <text:p text:style-name="P6">Split the validation set into 5<text:s/>subsets</text:p>
      <text:p text:style-name="P7">For each subset in validation set:</text:p>
      <text:soft-page-break/>
      <text:p text:style-name="P8"><text:tab/>test set =<text:s/>subset</text:p>
      <text:p text:style-name="P9"><text:tab/>training set = remaining subsets</text:p>
      <text:p text:style-name="P10"><text:tab/>run K-NN using these</text:p>
      <text:p text:style-name="P11"><text:tab/>compute accuracy</text:p>
      <text:p text:style-name="P12">average the accuracies</text:p>
      <text:p text:style-name="P13"/>
      <text:p text:style-name="Standard">5.</text:p>
      <text:p text:style-name="Standard">To group the 3 major clusters in the data set I would use K-means clustering with k=3</text:p>
      <text:p text:style-name="Standard">To do this these<text:s/>are the major steps:</text:p>
      <text:p text:style-name="Standard"/>
      <text:p text:style-name="P14">1. set 3 random initial means</text:p>
      <text:p text:style-name="P15">2. Create 3 clusters by relating each instance to the nearest mean</text:p>
      <text:p text:style-name="P16">3. Now replace the means with the centroid of their cluster</text:p>
      <text:p text:style-name="P17">4.<text:s/>If clusters<text:s/>centroid<text:s/>has<text:s/>changed go back to step 2</text:p>
      <text:p text:style-name="P18"/>
      <text:p text:style-name="Standard">6.</text:p>
      <text:p text:style-name="Standard"/>
      <text:h text:style-name="Heading1" text:outline-level="1">Part 2</text:h>
      <text:p text:style-name="Standard">1. Compare accuracy to baseline<text:s/>classifier (always picking most common class)</text:p>
      <text:p text:style-name="Standard"/>
      <text:p text:style-name="Standard">2.</text:p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>Run #</text:p>
          </table:table-cell>
          <table:table-cell table:style-name="TableCell24">
            <text:p text:style-name="TableContents"># correct /37</text:p>
          </table:table-cell>
        </table:table-row>
        <table:table-row table:style-name="TableRow25">
          <table:table-cell table:style-name="TableCell26">
            <text:p text:style-name="TableContents">1</text:p>
          </table:table-cell>
          <table:table-cell table:style-name="TableCell27">
            <text:p text:style-name="TableContents">31</text:p>
          </table:table-cell>
        </table:table-row>
        <table:table-row table:style-name="TableRow28">
          <table:table-cell table:style-name="TableCell29">
            <text:p text:style-name="TableContents">2</text:p>
          </table:table-cell>
          <table:table-cell table:style-name="TableCell30">
            <text:p text:style-name="TableContents">31</text:p>
          </table:table-cell>
        </table:table-row>
        <table:table-row table:style-name="TableRow31">
          <table:table-cell table:style-name="TableCell32">
            <text:p text:style-name="TableContents">3</text:p>
          </table:table-cell>
          <table:table-cell table:style-name="TableCell33">
            <text:p text:style-name="TableContents">30</text:p>
          </table:table-cell>
        </table:table-row>
        <table:table-row table:style-name="TableRow34">
          <table:table-cell table:style-name="TableCell35">
            <text:p text:style-name="TableContents">4</text:p>
          </table:table-cell>
          <table:table-cell table:style-name="TableCell36">
            <text:p text:style-name="TableContents">28</text:p>
          </table:table-cell>
        </table:table-row>
        <table:table-row table:style-name="TableRow37">
          <table:table-cell table:style-name="TableCell38">
            <text:p text:style-name="TableContents">5</text:p>
          </table:table-cell>
          <table:table-cell table:style-name="TableCell39">
            <text:p text:style-name="TableContents">28</text:p>
          </table:table-cell>
        </table:table-row>
        <table:table-row table:style-name="TableRow40">
          <table:table-cell table:style-name="TableCell41">
            <text:p text:style-name="TableContents">6</text:p>
          </table:table-cell>
          <table:table-cell table:style-name="TableCell42">
            <text:p text:style-name="TableContents">25</text:p>
          </table:table-cell>
        </table:table-row>
        <table:table-row table:style-name="TableRow43">
          <table:table-cell table:style-name="TableCell44">
            <text:p text:style-name="TableContents">7</text:p>
          </table:table-cell>
          <table:table-cell table:style-name="TableCell45">
            <text:p text:style-name="TableContents">31</text:p>
          </table:table-cell>
        </table:table-row>
        <table:table-row table:style-name="TableRow46">
          <table:table-cell table:style-name="TableCell47">
            <text:p text:style-name="TableContents">8</text:p>
          </table:table-cell>
          <table:table-cell table:style-name="TableCell48">
            <text:p text:style-name="TableContents">25</text:p>
          </table:table-cell>
        </table:table-row>
        <table:table-row table:style-name="TableRow49">
          <table:table-cell table:style-name="TableCell50">
            <text:p text:style-name="TableContents">9</text:p>
          </table:table-cell>
          <table:table-cell table:style-name="TableCell51">
            <text:p text:style-name="TableContents">28</text:p>
          </table:table-cell>
        </table:table-row>
        <table:table-row table:style-name="TableRow52">
          <table:table-cell table:style-name="TableCell53">
            <text:p text:style-name="TableContents">10</text:p>
          </table:table-cell>
          <table:table-cell table:style-name="TableCell54">
            <text:p text:style-name="TableContents">29</text:p>
          </table:table-cell>
        </table:table-row>
      </table:table>
      <text:p text:style-name="Standard"/>
      <text:p text:style-name="Standard">Total: 286/370</text:p>
      <text:p text:style-name="Standard">Accuracy: 77.3%</text:p>
      <text:p text:style-name="Standard">3.</text:p>
      <text:p text:style-name="Standard">a) how could I prune leaves from tree?</text:p>
      <text:p text:style-name="Standard">I could calculate a purity gain for each<text:s/>node;<text:s/>this would be the nodes impurity – the child nodes impurity. And if this doesn't meet a threshold the nodes can be pruned. This removes nodes that do not make a large enough impact.</text:p>
      <text:p text:style-name="Standard"/>
      <text:p text:style-name="Standard">b) why it would reduce accuracy on training set</text:p>
      <text:p text:style-name="Standard">Because the tree is<text:s/>built using the training set it is the most accurate tree possible for the training set.<text:s/>Therefore,<text:s/>changing it will only make it less accurate.</text:p>
      <text:p text:style-name="Standard"/>
      <text:p text:style-name="Standard">c)</text:p>
      <text:soft-page-break/>
      <text:p text:style-name="Standard">The training set may<text:s/>create a tree that favours a quirk within the training set or is too specialised towards the training set.<text:s/>This could make it less effective on other test data that may vary more than the test set.<text:s/>By pruning the tree this could make the tree less specialised increasing its practical accuracy.</text:p>
      <text:p text:style-name="Standard"/>
      <text:p text:style-name="Standard">4. Explain why impurity measure is not good when there are &gt;2 classes</text:p>
      <text:p text:style-name="Standard"/>
      <text:p text:style-name="Standard"/>
      <text:h text:style-name="Heading1" text:outline-level="1">Part 3</text:h>
      <text:p text:style-name="Standard">1.</text:p>
      <text:p text:style-name="Standard">Since my perceptron uses randomly generated features, I have tested it 10 times and averaged it. Here are my results: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Standard">Epoch’s to train</text:p>
          </table:table-cell>
          <table:table-cell table:style-name="TableCell60">
            <text:p text:style-name="Standard">Accuracy</text:p>
          </table:table-cell>
        </table:table-row>
        <table:table-row table:style-name="TableRow61">
          <table:table-cell table:style-name="TableCell62">
            <text:p text:style-name="Standard">140</text:p>
          </table:table-cell>
          <table:table-cell table:style-name="TableCell63">
            <text:p text:style-name="Standard">100</text:p>
          </table:table-cell>
        </table:table-row>
        <table:table-row table:style-name="TableRow64">
          <table:table-cell table:style-name="TableCell65">
            <text:p text:style-name="Standard">670</text:p>
          </table:table-cell>
          <table:table-cell table:style-name="TableCell66">
            <text:p text:style-name="Standard">100</text:p>
          </table:table-cell>
        </table:table-row>
        <table:table-row table:style-name="TableRow67">
          <table:table-cell table:style-name="TableCell68">
            <text:p text:style-name="Standard">81</text:p>
          </table:table-cell>
          <table:table-cell table:style-name="TableCell69">
            <text:p text:style-name="Standard">100</text:p>
          </table:table-cell>
        </table:table-row>
        <table:table-row table:style-name="TableRow70">
          <table:table-cell table:style-name="TableCell71">
            <text:p text:style-name="Standard">233</text:p>
          </table:table-cell>
          <table:table-cell table:style-name="TableCell72">
            <text:p text:style-name="Standard">100</text:p>
          </table:table-cell>
        </table:table-row>
        <table:table-row table:style-name="TableRow73">
          <table:table-cell table:style-name="TableCell74">
            <text:p text:style-name="Standard">652</text:p>
          </table:table-cell>
          <table:table-cell table:style-name="TableCell75">
            <text:p text:style-name="Standard">100</text:p>
          </table:table-cell>
        </table:table-row>
        <table:table-row table:style-name="TableRow76">
          <table:table-cell table:style-name="TableCell77">
            <text:p text:style-name="Standard">203</text:p>
          </table:table-cell>
          <table:table-cell table:style-name="TableCell78">
            <text:p text:style-name="Standard">100</text:p>
          </table:table-cell>
        </table:table-row>
        <table:table-row table:style-name="TableRow79">
          <table:table-cell table:style-name="TableCell80">
            <text:p text:style-name="Standard">61</text:p>
          </table:table-cell>
          <table:table-cell table:style-name="TableCell81">
            <text:p text:style-name="Standard">100</text:p>
          </table:table-cell>
        </table:table-row>
        <table:table-row table:style-name="TableRow82">
          <table:table-cell table:style-name="TableCell83">
            <text:p text:style-name="Standard">124</text:p>
          </table:table-cell>
          <table:table-cell table:style-name="TableCell84">
            <text:p text:style-name="Standard">100</text:p>
          </table:table-cell>
        </table:table-row>
        <table:table-row table:style-name="TableRow85">
          <table:table-cell table:style-name="TableCell86">
            <text:p text:style-name="Standard">141</text:p>
          </table:table-cell>
          <table:table-cell table:style-name="TableCell87">
            <text:p text:style-name="Standard">100</text:p>
          </table:table-cell>
        </table:table-row>
        <table:table-row table:style-name="TableRow88">
          <table:table-cell table:style-name="TableCell89">
            <text:p text:style-name="Standard">200</text:p>
          </table:table-cell>
          <table:table-cell table:style-name="TableCell90">
            <text:p text:style-name="Standard">100</text:p>
          </table:table-cell>
        </table:table-row>
      </table:table>
      <text:p text:style-name="Standard">The perceptron always converged with the epoch limit set to 2000 and the learning rate set to 0.25.</text:p>
      <text:p text:style-name="Standard"/>
      <text:p text:style-name="Standard">2. Explain why evaluating performance on the training data is not a good measure. You may create more data to test on. If you do report on performance on the new dat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Tahoma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NZ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Liberation Serif" style:font-name-asian="Tahoma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ylan Thomson</dc:creator>
    <meta:creation-date>2019-03-19T13:09:00Z</meta:creation-date>
    <dc:date>2019-04-04T22:36:00Z</dc:date>
    <meta:template xlink:href="Normal" xlink:type="simple"/>
    <meta:editing-cycles>8</meta:editing-cycles>
    <meta:editing-duration>PT17280S</meta:editing-duration>
    <meta:document-statistic meta:page-count="4" meta:paragraph-count="11" meta:word-count="836" meta:character-count="5595" meta:row-count="39" meta:non-whitespace-character-count="4770"/>
  </office:meta>
</office:document-meta>
</file>